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8cm" style:rel-column-width="1586*"/>
    </style:style>
    <style:style style:name="Table1.B" style:family="table-column">
      <style:table-column-properties style:column-width="4.006cm" style:rel-column-width="2271*"/>
    </style:style>
    <style:style style:name="Table1.C" style:family="table-column">
      <style:table-column-properties style:column-width="10.197cm" style:rel-column-width="57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8cm" style:rel-column-width="1586*"/>
    </style:style>
    <style:style style:name="Table2.B" style:family="table-column">
      <style:table-column-properties style:column-width="4.006cm" style:rel-column-width="2271*"/>
    </style:style>
    <style:style style:name="Table2.C" style:family="table-column">
      <style:table-column-properties style:column-width="10.197cm" style:rel-column-width="57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98cm" style:rel-column-width="1586*"/>
    </style:style>
    <style:style style:name="Table3.B" style:family="table-column">
      <style:table-column-properties style:column-width="4.006cm" style:rel-column-width="2271*"/>
    </style:style>
    <style:style style:name="Table3.C" style:family="table-column">
      <style:table-column-properties style:column-width="10.197cm" style:rel-column-width="57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798cm" style:rel-column-width="1586*"/>
    </style:style>
    <style:style style:name="Table4.B" style:family="table-column">
      <style:table-column-properties style:column-width="4.006cm" style:rel-column-width="2271*"/>
    </style:style>
    <style:style style:name="Table4.C" style:family="table-column">
      <style:table-column-properties style:column-width="10.197cm" style:rel-column-width="578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798cm" style:rel-column-width="1586*"/>
    </style:style>
    <style:style style:name="Table5.B" style:family="table-column">
      <style:table-column-properties style:column-width="4.006cm" style:rel-column-width="2271*"/>
    </style:style>
    <style:style style:name="Table5.C" style:family="table-column">
      <style:table-column-properties style:column-width="10.197cm" style:rel-column-width="578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Code Pro"/>
    </style:style>
    <style:style style:name="P2" style:family="paragraph" style:parent-style-name="Table_20_Contents">
      <style:text-properties style:font-name="Source Code Pro" fo:font-weight="bold" officeooo:rsid="001cf11e" officeooo:paragraph-rsid="001cf11e" style:font-weight-asian="bold" style:font-weight-complex="bold"/>
    </style:style>
    <style:style style:name="P3" style:family="paragraph" style:parent-style-name="Table_20_Contents">
      <style:text-properties style:font-name="Source Code Pro" officeooo:paragraph-rsid="001cf11e"/>
    </style:style>
    <style:style style:name="P4" style:family="paragraph" style:parent-style-name="Title">
      <style:text-properties style:font-name="Source Sans Pro" officeooo:rsid="001b6015" officeooo:paragraph-rsid="001b6015"/>
    </style:style>
    <style:style style:name="P5" style:family="paragraph" style:parent-style-name="Heading_20_2">
      <style:text-properties officeooo:paragraph-rsid="001ca855"/>
    </style:style>
    <style:style style:name="P6" style:family="paragraph" style:parent-style-name="Heading_20_2">
      <style:text-properties officeooo:paragraph-rsid="001de8aa"/>
    </style:style>
    <style:style style:name="P7" style:family="paragraph" style:parent-style-name="Heading_20_3">
      <style:text-properties style:font-name="Source Sans Pro" fo:font-size="14pt" style:font-size-asian="14pt" style:font-size-complex="14pt"/>
    </style:style>
    <style:style style:name="P8" style:family="paragraph" style:parent-style-name="Standard">
      <style:text-properties officeooo:paragraph-rsid="001de8aa"/>
    </style:style>
    <style:style style:name="P9" style:family="paragraph" style:parent-style-name="Table_20_Contents">
      <style:text-properties style:font-name="Source Code Pro"/>
    </style:style>
    <style:style style:name="P10" style:family="paragraph" style:parent-style-name="Table_20_Contents">
      <style:text-properties style:font-name="Source Code Pro" fo:font-weight="bold" officeooo:rsid="001cf11e" officeooo:paragraph-rsid="001cf11e" style:font-weight-asian="bold" style:font-weight-complex="bold"/>
    </style:style>
    <style:style style:name="P11" style:family="paragraph" style:parent-style-name="Table_20_Contents">
      <style:text-properties style:font-name="Source Code Pro" fo:font-weight="bold" officeooo:rsid="001cf11e" officeooo:paragraph-rsid="001de8aa" style:font-weight-asian="bold" style:font-weight-complex="bold"/>
    </style:style>
    <style:style style:name="P12" style:family="paragraph" style:parent-style-name="Table_20_Contents">
      <style:text-properties style:font-name="Source Code Pro" officeooo:paragraph-rsid="001de8aa"/>
    </style:style>
    <style:style style:name="T1" style:family="text">
      <style:text-properties style:font-name="Source Sans Pro" fo:font-weight="bold" officeooo:rsid="001ca855" style:font-name-asian="Microsoft YaHei" style:font-weight-asian="bold" style:font-name-complex="Lucida Sans" style:font-weight-complex="bold"/>
    </style:style>
    <style:style style:name="T2" style:family="text">
      <style:text-properties style:font-name="Source Sans Pro" fo:font-weight="bold" officeooo:rsid="001cf11e" style:font-name-asian="Microsoft YaHei" style:font-weight-asian="bold" style:font-name-complex="Lucida Sans" style:font-weight-complex="bold"/>
    </style:style>
    <style:style style:name="T3" style:family="text">
      <style:text-properties style:font-name="Source Sans Pro" fo:font-size="14pt" fo:font-weight="bold" officeooo:rsid="001ca855" style:font-name-asian="Microsoft YaHei" style:font-size-asian="14pt" style:font-weight-asian="bold" style:font-name-complex="Lucida Sans" style:font-size-complex="14pt" style:font-weight-complex="bold"/>
    </style:style>
    <style:style style:name="T4" style:family="text">
      <style:text-properties style:font-name="Source Sans Pro" fo:font-size="14pt" fo:font-weight="bold" officeooo:rsid="001cf11e" style:font-name-asian="Microsoft YaHei" style:font-size-asian="14pt" style:font-weight-asian="bold" style:font-name-complex="Lucida Sans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onverteringsfejl</text:p>
      <text:h text:style-name="P7" text:outline-level="3">Følgende filer er ikke konverteret, da de er tomme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37830492864">
          <table:table-cell table:style-name="Table1.A1" office:value-type="string">
            <text:p text:style-name="P2">DokumentID</text:p>
          </table:table-cell>
          <table:table-cell table:style-name="Table1.A1" office:value-type="string">
            <text:p text:style-name="P2">Dokumentsamling</text:p>
          </table:table-cell>
          <table:table-cell table:style-name="Table1.C1" office:value-type="string">
            <text:p text:style-name="P2">Filformat</text:p>
          </table:table-cell>
        </table:table-row>
        <table:table-row table:style-name="TableLine2337830493680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h text:style-name="P5" text:outline-level="2"><text:span text:style-name="T3"/></text:h>
      <text:h text:style-name="P5" text:outline-level="2"><text:span text:style-name="T3">Følgende filer er ikke konverteret, da de er beskadiged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338004111264">
          <table:table-cell table:style-name="Table2.A1" office:value-type="string">
            <text:p text:style-name="P11">DokumentID</text:p>
          </table:table-cell>
          <table:table-cell table:style-name="Table2.A1" office:value-type="string">
            <text:p text:style-name="P11">Dokumentsamling</text:p>
          </table:table-cell>
          <table:table-cell table:style-name="Table2.C1" office:value-type="string">
            <text:p text:style-name="P11">Filformat</text:p>
          </table:table-cell>
        </table:table-row>
        <table:table-row table:style-name="TableLine2338004115616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</table:table>
      <text:h text:style-name="P6" text:outline-level="2"><text:span text:style-name="T3"/></text:h>
      <text:h text:style-name="P6" text:outline-level="2"><text:span text:style-name="T3">Følgende filer er ikke konverteret, da </text:span><text:span text:style-name="T4">filformatet ikke er bevaringsværdig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338004134656">
          <table:table-cell table:style-name="Table3.A1" office:value-type="string">
            <text:p text:style-name="P11">DokumentID</text:p>
          </table:table-cell>
          <table:table-cell table:style-name="Table3.A1" office:value-type="string">
            <text:p text:style-name="P11">Dokumentsamling</text:p>
          </table:table-cell>
          <table:table-cell table:style-name="Table3.C1" office:value-type="string">
            <text:p text:style-name="P11">Filformat</text:p>
          </table:table-cell>
        </table:table-row>
        <table:table-row table:style-name="TableLine2338004134384"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C2" office:value-type="string">
            <text:p text:style-name="P12"/>
          </table:table-cell>
        </table:table-row>
      </table:table>
      <text:h text:style-name="P6" text:outline-level="2"><text:span text:style-name="T3"/></text:h>
      <text:h text:style-name="P6" text:outline-level="2"><text:span text:style-name="T3">Følgende filer er ikke konverteret, da </text:span><text:span text:style-name="T4">software til konvertering af filerne ikke kunne finde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338004127040">
          <table:table-cell table:style-name="Table4.A1" office:value-type="string">
            <text:p text:style-name="P11">DokumentID</text:p>
          </table:table-cell>
          <table:table-cell table:style-name="Table4.A1" office:value-type="string">
            <text:p text:style-name="P11">Dokumentsamling</text:p>
          </table:table-cell>
          <table:table-cell table:style-name="Table4.C1" office:value-type="string">
            <text:p text:style-name="P11">Filformat</text:p>
          </table:table-cell>
        </table:table-row>
        <table:table-row table:style-name="TableLine2338004128128"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C2" office:value-type="string">
            <text:p text:style-name="P12"/>
          </table:table-cell>
        </table:table-row>
      </table:table>
      <text:h text:style-name="P6" text:outline-level="2"><text:span text:style-name="T3"/></text:h>
      <text:h text:style-name="P6" text:outline-level="2"><text:span text:style-name="T3">Følgende filer er ikke konverteret, da </text:span><text:span text:style-name="T4">kodeordsbeskyttelsen ikke kunne omgå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338004131936">
          <table:table-cell table:style-name="Table5.A1" office:value-type="string">
            <text:p text:style-name="P11">DokumentID</text:p>
          </table:table-cell>
          <table:table-cell table:style-name="Table5.A1" office:value-type="string">
            <text:p text:style-name="P11">Dokumentsamling</text:p>
          </table:table-cell>
          <table:table-cell table:style-name="Table5.C1" office:value-type="string">
            <text:p text:style-name="P11">Filformat</text:p>
          </table:table-cell>
        </table:table-row>
        <table:table-row table:style-name="TableLine2338004120512"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C2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2:04:07.678000000</meta:creation-date>
    <dc:date>2021-02-04T10:42:24.862000000</dc:date>
    <meta:editing-duration>PT7M20S</meta:editing-duration>
    <meta:editing-cycles>6</meta:editing-cycles>
    <meta:generator>LibreOffice/7.0.3.1$Windows_X86_64 LibreOffice_project/d7547858d014d4cf69878db179d326fc3483e082</meta:generator>
    <meta:document-statistic meta:table-count="5" meta:image-count="0" meta:object-count="0" meta:page-count="1" meta:paragraph-count="21" meta:word-count="68" meta:character-count="537" meta:non-whitespace-character-count="490"/>
  </office:meta>
</office:document-meta>
</file>